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582" officeooo:paragraph-rsid="001f7582"/>
    </style:style>
    <style:style style:name="P2" style:family="paragraph" style:parent-style-name="Standard">
      <style:text-properties officeooo:rsid="00206320" officeooo:paragraph-rsid="00206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2</text:p>
      <text:p text:style-name="P1">expt 1</text:p>
      <text:p text:style-name="P1"/>
      <text:p text:style-name="P1">string=input("enter a string:")</text:p>
      <text:p text:style-name="P1">newstring=string[-1]+string[1:-1]+string[0]</text:p>
      <text:p text:style-name="P1">print(newstring)</text:p>
      <text:p text:style-name="P2">2</text:p>
      <text:p text:style-name="P2">string=input("enter a string")</text:p>
      <text:p text:style-name="P2">first_char=</text:p>
      <text:p text:style-name="P2">3</text:p>
      <text:p text:style-name="P2">string1=input("enter your string1:")</text:p>
      <text:p text:style-name="P2">string2=input("enter your string2:")</text:p>
      <text:p text:style-name="P2">swap.str1=string1[0]+string2[1]+string1[2:]</text:p>
      <text:p text:style-name="P2">swap.str1=string0[0]+string1[1]+string2[2:]</text:p>
      <text:p text:style-name="P2">string3+swap,str1+" "+swap.str2</text:p>
      <text:p text:style-name="P2">print(string3)</text:p>
      <text:p text:style-name="P2">4</text:p>
      <text:p text:style-name="P2">n=input("enter the string:").lower1)</text:p>
      <text:p text:style-name="P2">s={}</text:p>
      <text:p text:style-name="P2">for i in n:</text:p>
      <text:p text:style-name="P2"><text:tab/>if i in s:</text:p>
      <text:p text:style-name="P2"><text:tab/><text:tab/>s[i]+=1</text:p>
      <text:p text:style-name="P2"><text:tab/>else:</text:p>
      <text:p text:style-name="P2"><text:tab/><text:tab/>s[i]=1</text:p>
      <text:p text:style-name="P2">print(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5:08:05.869853846</meta:creation-date>
    <dc:date>2024-10-14T15:28:09.130789586</dc:date>
    <meta:editing-duration>PT20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42" meta:character-count="442" meta:non-whitespace-character-count="418"/>
  </office:meta>
</office:document-meta>
</file>